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1f5" officeooo:paragraph-rsid="000a31f5"/>
    </style:style>
    <style:style style:name="P2" style:family="paragraph" style:parent-style-name="Standard">
      <style:text-properties fo:font-size="32pt" officeooo:rsid="000a31f5" officeooo:paragraph-rsid="000a31f5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a31f5" officeooo:paragraph-rsid="000a31f5" style:font-size-asian="32pt" style:font-size-complex="32pt"/>
    </style:style>
    <style:style style:name="P4" style:family="paragraph" style:parent-style-name="Standard" style:master-page-name="First_20_Page">
      <style:paragraph-properties style:page-number="auto"/>
      <style:text-properties officeooo:rsid="000a31f5" officeooo:paragraph-rsid="000a3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TÍTULO AQUÍ</text:p>
      <text:p text:style-name="P3">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2:51:55.931132086</meta:creation-date>
    <dc:date>2016-04-17T12:54:19.838528972</dc:date>
    <meta:editing-duration>PT2M24S</meta:editing-duration>
    <meta:editing-cycles>1</meta:editing-cycles>
    <meta:document-statistic meta:table-count="0" meta:image-count="0" meta:object-count="0" meta:page-count="1" meta:paragraph-count="2" meta:word-count="3" meta:character-count="24" meta:non-whitespace-character-count="23"/>
    <meta:generator>LibreOffice/5.0.5.2$Linux_X86_64 LibreOffice_project/00m0$Build-2</meta:generator>
  </office:meta>
</office:document-meta>
</file>